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5-09-2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5-08-26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5-07-30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5-06-24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5-05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5-04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5-03-3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5-02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5-01-2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12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11-26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10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09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08-2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07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06-2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05-2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04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03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02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4-01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12-27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11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11-0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10-3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09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08-29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07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06-2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05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04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03-2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02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3-01-3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12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11-30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10-2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09-22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08-2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07-2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06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05-3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04-26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03-2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02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2-01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12-2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11-2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10-2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09-30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08-31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07-27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06-29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05-25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04-27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03-3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02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1-01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0-12-1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0-11-1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0-10-2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0-09-24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0-08-2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0-07-3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0-06-24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0-05-2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0-02-2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20-01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12-3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11-2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10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09-26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08-21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07-3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06-25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05-30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04-25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03-2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02-26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9-01-3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8-11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8-10-26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8-09-2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8-08-28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8-07-3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8-06-2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8-05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8-04-2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8-03-2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8-02-27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8-01-25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12-28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11-3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10-2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09-28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08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07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06-28 1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05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04-25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03-28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03-0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7-01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6-12-2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6-12-0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6-10-27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6-09-29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6-08-31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6-07-28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6-06-2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6-05-3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6-04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6-03-3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6-01-29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5-12-3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5-11-20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5-10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5-09-2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5-08-27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5-07-3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5-06-23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5-05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5-04-22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5-03-24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5-01-26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4-12-1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4-11-2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4-10-2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4-09-2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4-08-2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4-07-29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4-06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4-05-2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4-04-28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4-03-2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4-01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3-12-30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3-11-26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3-10-2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3-09-26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3-08-30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3-07-24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3-06-26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3-05-2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3-04-29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3-03-2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3-01-29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12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11-2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10-31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09-26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08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07-25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06-2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05-30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04-25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03-26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02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2-01-30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1-12-21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1-11-28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1-10-2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1-09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1-08-3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1-07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1-06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1-05-2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1-04-2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1-03-2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1-02-22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0-12-2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0-11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0-10-26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0-08-31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0-07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0-06-29 1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0-05-21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0-04-27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0-03-3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0-02-24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10-01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12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11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10-27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09-2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08-28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07-29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06-29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05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04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03-3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9-01-2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12-30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11-24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10-2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09-2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08-27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07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06-2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05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04-2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03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02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8-01-2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12-27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11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10-3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09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08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07-3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06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05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03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02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7-01-29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12-28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10-3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09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07-25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06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05-2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04-2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02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11-22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09-2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07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5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41072542001</text:p>
          </table:table-cell>
          <table:table-cell office:value-type="string" calcext:value-type="string">
            <text:p>CT-HM <text:s text:c="2"/>448</text:p>
          </table:table-cell>
          <table:table-cell office:value-type="string" calcext:value-type="string">
            <text:p>1993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72" meta:object-count="0"/>
    <meta:user-defined meta:name="AppVersion">3.0</meta:user-defined>
  </office:meta>
</office:document-meta>
</file>